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ttps://www.hackerrank.com/challenges/utopian-tree/problem</text:p>
      <text:p text:style-name="Text_20_body"/>
      <text:p text:style-name="Text_20_body">The Utopian Tree goes through <text:span text:style-name="Emphasis">2</text:span> cycles of growth every year. Each spring, it <text:span text:style-name="Emphasis">doubles</text:span> in height. Each summer, its height increases by <text:span text:style-name="Emphasis">1</text:span> meter.</text:p>
      <text:p text:style-name="Text_20_body">A Utopian Tree sapling with a height of <text:span text:style-name="Emphasis">1</text:span> meter is planted at the onset of spring. How tall will the tree be after <text:bookmark text:name="MathJax-Element-1-Frame"/></text:p>
      <text:p text:style-name="Text_20_body">growth cycles?</text:p>
      <text:p text:style-name="Text_20_body">For example, if the number of growth cycles is <text:bookmark text:name="MathJax-Element-2-Frame"/></text:p>
      <text:p text:style-name="Text_20_body"><text:bookmark text:name="MathJax-Element-2-Frame Copia 1"/><text:bookmark text:name="MathJax-Element-2-Frame Copia 2"/>, the calculations are as follows:</text:p>
      <text:p text:style-name="Preformatted_20_Text"><text:span text:style-name="Source_20_Text">Period <text:s/>Height</text:span></text:p>
      <text:p text:style-name="Preformatted_20_Text"><text:span text:style-name="Source_20_Text">0 <text:s text:c="9"/>1</text:span></text:p>
      <text:p text:style-name="Preformatted_20_Text"><text:span text:style-name="Source_20_Text">1 <text:s text:c="9"/>2</text:span></text:p>
      <text:p text:style-name="Preformatted_20_Text"><text:span text:style-name="Source_20_Text">2 <text:s text:c="9"/>3</text:span></text:p>
      <text:p text:style-name="Preformatted_20_Text"><text:span text:style-name="Source_20_Text">3 <text:s text:c="9"/>6</text:span></text:p>
      <text:p text:style-name="Preformatted_20_Text"><text:span text:style-name="Source_20_Text">4 <text:s text:c="9"/>7</text:span></text:p>
      <text:p text:style-name="P1"><text:span text:style-name="Source_20_Text">5 <text:s text:c="9"/>14</text:span></text:p>
      <text:p text:style-name="Text_20_body"><text:span text:style-name="Strong_20_Emphasis">Function Description</text:span></text:p>
      <text:p text:style-name="Text_20_body">Complete the <text:span text:style-name="Emphasis">utopianTree</text:span> function in the editor below. </text:p>
      <text:p text:style-name="Text_20_body">utopianTree has the following parameter(s):</text:p>
      <text:list text:style-name="L1">
        <text:list-item>
          <text:p text:style-name="P2"><text:span text:style-name="Emphasis">int n</text:span>: the number of growth cycles to simulate </text:p>
        </text:list-item>
      </text:list>
      <text:p text:style-name="Text_20_body"><text:span text:style-name="Strong_20_Emphasis">Returns</text:span> </text:p>
      <text:list text:style-name="L2">
        <text:list-item>
          <text:p text:style-name="P3"><text:span text:style-name="Emphasis">int:</text:span> the height of the tree after the given number of cycles </text:p>
        </text:list-item>
      </text:list>
      <text:p text:style-name="Text_20_body"><text:span text:style-name="Strong_20_Emphasis">Input Format</text:span></text:p>
      <text:p text:style-name="Text_20_body">The first line contains an integer, <text:bookmark text:name="MathJax-Element-1-Frame Copia 1"/></text:p>
      <text:p text:style-name="Text_20_body">, the number of test cases. <text:line-break/><text:bookmark text:name="MathJax-Element-2-Frame Copia 3"/>subsequent lines each contain an integer, <text:bookmark text:name="MathJax-Element-3-Frame"/></text:p>
      <text:p text:style-name="Text_20_body">, the number of cycles for that test case.</text:p>
      <text:p text:style-name="Text_20_body"><text:span text:style-name="Strong_20_Emphasis">Constraints</text:span></text:p>
      <text:p text:style-name="Text_20_body"><text:bookmark text:name="MathJax-Element-2-Frame Copia 4"/><text:bookmark text:name="MathJax-Element-2-Frame Copia 5"/><text:bookmark text:name="MathJax-Element-2-Frame Copia 6"/><text:bookmark text:name="MathJax-Element-2-Frame Copia 7"/><text:bookmark text:name="MathJax-Element-1-Frame Copia 2"/><text:bookmark text:name="MathJax-Element-1-Frame Copia 3"/><text:bookmark text:name="MathJax-Element-1-Frame Copia 4"/><text:bookmark text:name="MathJax-Element-1-Frame Copia 5"/></text:p>
      <text:p text:style-name="Text_20_body"><text:span text:style-name="Strong_20_Emphasis">Sample Input</text:span></text:p>
      <text:p text:style-name="Preformatted_20_Text"><text:span text:style-name="Source_20_Text">3</text:span></text:p>
      <text:p text:style-name="Preformatted_20_Text"><text:span text:style-name="Source_20_Text">0</text:span></text:p>
      <text:p text:style-name="Preformatted_20_Text"><text:span text:style-name="Source_20_Text">1</text:span></text:p>
      <text:p text:style-name="P1"><text:span text:style-name="Source_20_Text">4</text:span></text:p>
      <text:p text:style-name="Text_20_body"><text:span text:style-name="Strong_20_Emphasis">Sample Output</text:span></text:p>
      <text:p text:style-name="Preformatted_20_Text"><text:span text:style-name="Source_20_Text">1</text:span></text:p>
      <text:p text:style-name="Preformatted_20_Text"><text:span text:style-name="Source_20_Text">2</text:span></text:p>
      <text:p text:style-name="P1"><text:span text:style-name="Source_20_Text">7</text:span></text:p>
      <text:p text:style-name="Text_20_body"><text:soft-page-break/><text:span text:style-name="Strong_20_Emphasis">Explanation</text:span></text:p>
      <text:p text:style-name="Text_20_body">There are <text:span text:style-name="Emphasis">3</text:span> test cases.</text:p>
      <text:p text:style-name="Text_20_body">In the first case (<text:bookmark text:name="MathJax-Element-1-Frame Copia 6"/></text:p>
      <text:p text:style-name="Text_20_body"><text:bookmark text:name="MathJax-Element-1-Frame Copia 7"/><text:bookmark text:name="MathJax-Element-1-Frame Copia 8"/>), the initial height (<text:bookmark text:name="MathJax-Element-2-Frame Copia 8"/><text:bookmark text:name="MathJax-Element-2-Frame Copia 9"/><text:bookmark text:name="MathJax-Element-2-Frame Copia 10"/></text:p>
      <text:p text:style-name="Text_20_body">) of the tree remains unchanged.</text:p>
      <text:p text:style-name="Text_20_body">In the second case (<text:bookmark text:name="MathJax-Element-3-Frame Copia 1"/></text:p>
      <text:p text:style-name="Text_20_body"><text:bookmark text:name="MathJax-Element-3-Frame Copia 2"/><text:bookmark text:name="MathJax-Element-3-Frame Copia 3"/>), the tree doubles in height and is <text:bookmark text:name="MathJax-Element-4-Frame"/></text:p>
      <text:p text:style-name="Text_20_body">meters tall after the spring cycle.</text:p>
      <text:p text:style-name="Text_20_body">In the third case (<text:bookmark text:name="MathJax-Element-5-Frame"/></text:p>
      <text:p text:style-name="Text_20_body"><text:bookmark text:name="MathJax-Element-5-Frame Copia 1"/><text:bookmark text:name="MathJax-Element-5-Frame Copia 2"/>), the tree doubles its height in spring (<text:bookmark text:name="MathJax-Element-6-Frame"/>, <text:bookmark text:name="MathJax-Element-7-Frame"/>), then grows a meter in summer (<text:bookmark text:name="MathJax-Element-8-Frame"/>, <text:bookmark text:name="MathJax-Element-9-Frame"/>), then doubles after the next spring (<text:bookmark text:name="MathJax-Element-10-Frame"/>, <text:bookmark text:name="MathJax-Element-11-Frame"/>), and grows another meter after summer (<text:bookmark text:name="MathJax-Element-12-Frame"/>, <text:bookmark text:name="MathJax-Element-13-Frame"/>). Thus, at the end of 4 cycles, its height is <text:bookmark text:name="MathJax-Element-14-Frame"/>meter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22:30:07.471000000</meta:creation-date>
    <dc:date>2023-08-14T12:20:34.566000000</dc:date>
    <meta:editing-duration>PT54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43" meta:word-count="252" meta:character-count="1373" meta:non-whitespace-character-count="1100"/>
  </office:meta>
</office:document-meta>
</file>